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6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48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1.393cm"/>
    </style:style>
    <style:style style:name="co7" style:family="table-column">
      <style:table-column-properties fo:break-before="auto" style:column-width="0.656cm"/>
    </style:style>
    <style:style style:name="co8" style:family="table-column">
      <style:table-column-properties fo:break-before="auto" style:column-width="0.993cm"/>
    </style:style>
    <style:style style:name="co9" style:family="table-column">
      <style:table-column-properties fo:break-before="auto" style:column-width="0.496cm"/>
    </style:style>
    <style:style style:name="co10" style:family="table-column">
      <style:table-column-properties fo:break-before="auto" style:column-width="0.624cm"/>
    </style:style>
    <style:style style:name="co11" style:family="table-column">
      <style:table-column-properties fo:break-before="auto" style:column-width="0.1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15" style:family="table-cell" style:parent-style-name="Default">
      <style:text-properties style:font-name="Noto Sans" fo:font-size="9pt" style:font-size-asian="9pt" style:font-size-complex="9pt"/>
    </style:style>
    <style:style style:name="ce2" style:family="table-cell" style:parent-style-name="Default">
      <style:table-cell-properties fo:background-color="#ffff00"/>
      <style:text-properties style:font-name="Noto Sans" fo:font-size="9pt" style:font-size-asian="9pt" style:font-size-complex="9pt"/>
    </style:style>
    <style:style style:name="ce5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oto Sans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1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OH2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15"/>
        <table:table-column table:style-name="co2" table:number-columns-repeated="5" table:default-cell-style-name="ce3"/>
        <table:table-column table:style-name="co3" table:number-columns-repeated="1012" table:default-cell-style-name="ce15"/>
        <table:table-row table:style-name="ro1"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N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M.MICROSOFT.CONCAT([.B2:.D2])" office:value-type="string" office:string-value="000" calcext:value-type="string">
            <text:p>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COM.MICROSOFT.CONCAT([.B3:.D3])" office:value-type="string" office:string-value="001" calcext:value-type="string">
            <text:p>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COM.MICROSOFT.CONCAT([.B4:.D4])" office:value-type="string" office:string-value="010" calcext:value-type="string">
            <text:p>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COM.MICROSOFT.CONCAT([.B5:.D5])" office:value-type="string" office:string-value="011" calcext:value-type="string">
            <text:p>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COM.MICROSOFT.CONCAT([.B6:.D6])" office:value-type="string" office:string-value="100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COM.MICROSOFT.CONCAT([.B7:.D7])" office:value-type="string" office:string-value="101" calcext:value-type="string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COM.MICROSOFT.CONCAT([.B8:.D8])" office:value-type="string" office:string-value="110" calcext:value-type="string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COM.MICROSOFT.CONCAT([.B9:.D9])" office:value-type="string" office:string-value="111" calcext:value-type="string">
            <text:p>11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H1" table:style-name="ta1">
        <table:table-column table:style-name="co4" table:default-cell-style-name="ce15"/>
        <table:table-column table:style-name="co4" table:number-columns-repeated="5" table:default-cell-style-name="ce3"/>
        <table:table-column table:style-name="co5" table:default-cell-style-name="ce3"/>
        <table:table-column table:style-name="co6" table:default-cell-style-name="ce15"/>
        <table:table-column table:style-name="co7" table:number-columns-repeated="5" table:default-cell-style-name="ce15"/>
        <table:table-column table:style-name="co8" table:default-cell-style-name="ce15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0" table:number-columns-repeated="2" table:default-cell-style-name="ce3"/>
        <table:table-column table:style-name="co3" table:number-columns-repeated="44" table:default-cell-style-name="ce15"/>
        <table:table-row table:style-name="ro1"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5"/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* = Origin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table:number-columns-repeated="4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COM.MICROSOFT.CONCAT([.B2:.E2])" office:value-type="string" office:string-value="0000" calcext:value-type="string">
            <text:p>0000</text:p>
          </table:table-cell>
          <table:table-cell table:number-columns-repeated="2"/>
          <table:table-cell office:value-type="string" calcext:value-type="string">
            <text:p>x1x2</text:p>
          </table:table-cell>
          <table:table-cell table:number-columns-repeated="4"/>
          <table:table-cell table:style-name="ce14" office:value-type="float" office:value="0" calcext:value-type="float">
            <text:p>0</text:p>
          </table:table-cell>
          <table:table-cell table:formula="of:=SUMPRODUCT(([.$J$4:.$M$7]=[.$O2])*COLUMN([.$J$4:.$M$7]))-COLUMN([.$J$4:.$M$7])" office:value-type="float" office:value="0" calcext:value-type="float">
            <text:p>0</text:p>
          </table:table-cell>
          <table:table-cell table:formula="of:=SUMPRODUCT(([.$J$4:.$M$7]=[.$O2])*ROW([.$J$4:.$M$7]))-ROW([.$J$4:.$M$7])" office:value-type="float" office:value="3" calcext:value-type="float">
            <text:p>3</text:p>
          </table:table-cell>
          <table:table-cell table:style-name="ce11"/>
          <table:table-cell table:style-name="ce12" table:formula="of:=0.5+[.P2]*1" office:value-type="float" office:value="0.5" calcext:value-type="float">
            <text:p>0.5</text:p>
          </table:table-cell>
          <table:table-cell table:style-name="ce12" table:formula="of:=0.5+(3-[.Q2])*1" office:value-type="float" office:value="0.5" calcext:value-type="float">
            <text:p>0.5</text:p>
          </table:table-cell>
          <table:table-cell table:number-columns-repeated="4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formula="of:=COM.MICROSOFT.CONCAT([.B3:.E3])" office:value-type="string" office:string-value="0001" calcext:value-type="string">
            <text:p>0001</text:p>
          </table:table-cell>
          <table:table-cell table:style-name="ce6" office:value-type="string" calcext:value-type="string">
            <text:p>x3x4</text:p>
          </table:table-cell>
          <table:table-cell table:style-name="ce7"/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0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formula="of:=SUMPRODUCT(([.$J$4:.$M$7]=[.$O3])*COLUMN([.$J$4:.$M$7]))-COLUMN([.$J$4:.$M$7])" office:value-type="float" office:value="0" calcext:value-type="float">
            <text:p>0</text:p>
          </table:table-cell>
          <table:table-cell table:formula="of:=SUMPRODUCT(([.$J$4:.$M$7]=[.$O3])*ROW([.$J$4:.$M$7]))-ROW([.$J$4:.$M$7])" office:value-type="float" office:value="2" calcext:value-type="float">
            <text:p>2</text:p>
          </table:table-cell>
          <table:table-cell table:style-name="ce11"/>
          <table:table-cell table:style-name="ce12" table:formula="of:=0.5+[.P3]*1" office:value-type="float" office:value="0.5" calcext:value-type="float">
            <text:p>0.5</text:p>
          </table:table-cell>
          <table:table-cell table:style-name="ce12" table:formula="of:=0.5+(3-[.Q3])*1" office:value-type="float" office:value="1.5" calcext:value-type="float">
            <text:p>1.5</text:p>
          </table:table-cell>
          <table:table-cell table:number-columns-repeated="4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COM.MICROSOFT.CONCAT([.B4:.E4])" office:value-type="string" office:string-value="0010" calcext:value-type="string">
            <text:p>0010</text:p>
          </table:table-cell>
          <table:table-cell/>
          <table:table-cell table:style-name="ce8" office:value-type="string" calcext:value-type="string">
            <text:p>10</text:p>
          </table:table-cell>
          <table:table-cell table:style-name="ce3" table:formula="of:=INDEX([.$A$1:.$A$1048576]; MATCH(COM.MICROSOFT.CONCAT([.J$3];[.$I4]);[.$G$1:.$G$1048576];0))" office:value-type="float" office:value="2" calcext:value-type="float">
            <text:p>2</text:p>
          </table:table-cell>
          <table:table-cell table:style-name="ce3" table:formula="of:=INDEX([.$A$1:.$A$1048576]; MATCH(COM.MICROSOFT.CONCAT([.K$3];[.$I4]);[.$G$1:.$G$1048576];0))" office:value-type="float" office:value="6" calcext:value-type="float">
            <text:p>6</text:p>
          </table:table-cell>
          <table:table-cell table:style-name="ce3" table:formula="of:=INDEX([.$A$1:.$A$1048576]; MATCH(COM.MICROSOFT.CONCAT([.L$3];[.$I4]);[.$G$1:.$G$1048576];0))" office:value-type="float" office:value="14" calcext:value-type="float">
            <text:p>14</text:p>
          </table:table-cell>
          <table:table-cell table:style-name="ce3" table:formula="of:=INDEX([.$A$1:.$A$1048576]; MATCH(COM.MICROSOFT.CONCAT([.M$3];[.$I4]);[.$G$1:.$G$1048576];0))" office:value-type="float" office:value="10" calcext:value-type="float">
            <text:p>10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formula="of:=SUMPRODUCT(([.$J$4:.$M$7]=[.$O4])*COLUMN([.$J$4:.$M$7]))-COLUMN([.$J$4:.$M$7])" office:value-type="float" office:value="0" calcext:value-type="float">
            <text:p>0</text:p>
          </table:table-cell>
          <table:table-cell table:formula="of:=SUMPRODUCT(([.$J$4:.$M$7]=[.$O4])*ROW([.$J$4:.$M$7]))-ROW([.$J$4:.$M$7])" office:value-type="float" office:value="0" calcext:value-type="float">
            <text:p>0</text:p>
          </table:table-cell>
          <table:table-cell table:style-name="ce11"/>
          <table:table-cell table:style-name="ce12" table:formula="of:=0.5+[.P4]*1" office:value-type="float" office:value="0.5" calcext:value-type="float">
            <text:p>0.5</text:p>
          </table:table-cell>
          <table:table-cell table:style-name="ce12" table:formula="of:=0.5+(3-[.Q4])*1" office:value-type="float" office:value="3.5" calcext:value-type="float">
            <text:p>3.5</text:p>
          </table:table-cell>
          <table:table-cell table:number-columns-repeated="4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formula="of:=COM.MICROSOFT.CONCAT([.B5:.E5])" office:value-type="string" office:string-value="0011" calcext:value-type="string">
            <text:p>0011</text:p>
          </table:table-cell>
          <table:table-cell/>
          <table:table-cell table:style-name="ce8" office:value-type="string" calcext:value-type="string">
            <text:p>11</text:p>
          </table:table-cell>
          <table:table-cell table:style-name="ce3" table:formula="of:=INDEX([.$A$1:.$A$1048576]; MATCH(COM.MICROSOFT.CONCAT([.J$3];[.$I5]);[.$G$1:.$G$1048576];0))" office:value-type="float" office:value="3" calcext:value-type="float">
            <text:p>3</text:p>
          </table:table-cell>
          <table:table-cell table:style-name="ce3" table:formula="of:=INDEX([.$A$1:.$A$1048576]; MATCH(COM.MICROSOFT.CONCAT([.K$3];[.$I5]);[.$G$1:.$G$1048576];0))" office:value-type="float" office:value="7" calcext:value-type="float">
            <text:p>7</text:p>
          </table:table-cell>
          <table:table-cell table:style-name="ce3" table:formula="of:=INDEX([.$A$1:.$A$1048576]; MATCH(COM.MICROSOFT.CONCAT([.L$3];[.$I5]);[.$G$1:.$G$1048576];0))" office:value-type="float" office:value="15" calcext:value-type="float">
            <text:p>15</text:p>
          </table:table-cell>
          <table:table-cell table:style-name="ce3" table:formula="of:=INDEX([.$A$1:.$A$1048576]; MATCH(COM.MICROSOFT.CONCAT([.M$3];[.$I5]);[.$G$1:.$G$1048576];0))" office:value-type="float" office:value="11" calcext:value-type="float">
            <text:p>11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formula="of:=SUMPRODUCT(([.$J$4:.$M$7]=[.$O5])*COLUMN([.$J$4:.$M$7]))-COLUMN([.$J$4:.$M$7])" office:value-type="float" office:value="0" calcext:value-type="float">
            <text:p>0</text:p>
          </table:table-cell>
          <table:table-cell table:formula="of:=SUMPRODUCT(([.$J$4:.$M$7]=[.$O5])*ROW([.$J$4:.$M$7]))-ROW([.$J$4:.$M$7])" office:value-type="float" office:value="1" calcext:value-type="float">
            <text:p>1</text:p>
          </table:table-cell>
          <table:table-cell table:style-name="ce11"/>
          <table:table-cell table:style-name="ce12" table:formula="of:=0.5+[.P5]*1" office:value-type="float" office:value="0.5" calcext:value-type="float">
            <text:p>0.5</text:p>
          </table:table-cell>
          <table:table-cell table:style-name="ce12" table:formula="of:=0.5+(3-[.Q5])*1" office:value-type="float" office:value="2.5" calcext:value-type="float">
            <text:p>2.5</text:p>
          </table:table-cell>
          <table:table-cell table:number-columns-repeated="4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COM.MICROSOFT.CONCAT([.B6:.E6])" office:value-type="string" office:string-value="0100" calcext:value-type="string">
            <text:p>0100</text:p>
          </table:table-cell>
          <table:table-cell/>
          <table:table-cell table:style-name="ce8" office:value-type="string" calcext:value-type="string">
            <text:p>01</text:p>
          </table:table-cell>
          <table:table-cell table:style-name="ce3" table:formula="of:=INDEX([.$A$1:.$A$1048576]; MATCH(COM.MICROSOFT.CONCAT([.J$3];[.$I6]);[.$G$1:.$G$1048576];0))" office:value-type="float" office:value="1" calcext:value-type="float">
            <text:p>1</text:p>
          </table:table-cell>
          <table:table-cell table:style-name="ce3" table:formula="of:=INDEX([.$A$1:.$A$1048576]; MATCH(COM.MICROSOFT.CONCAT([.K$3];[.$I6]);[.$G$1:.$G$1048576];0))" office:value-type="float" office:value="5" calcext:value-type="float">
            <text:p>5</text:p>
          </table:table-cell>
          <table:table-cell table:style-name="ce3" table:formula="of:=INDEX([.$A$1:.$A$1048576]; MATCH(COM.MICROSOFT.CONCAT([.L$3];[.$I6]);[.$G$1:.$G$1048576];0))" office:value-type="float" office:value="13" calcext:value-type="float">
            <text:p>13</text:p>
          </table:table-cell>
          <table:table-cell table:style-name="ce3" table:formula="of:=INDEX([.$A$1:.$A$1048576]; MATCH(COM.MICROSOFT.CONCAT([.M$3];[.$I6]);[.$G$1:.$G$1048576];0))" office:value-type="float" office:value="9" calcext:value-type="float">
            <text:p>9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formula="of:=SUMPRODUCT(([.$J$4:.$M$7]=[.$O6])*COLUMN([.$J$4:.$M$7]))-COLUMN([.$J$4:.$M$7])" office:value-type="float" office:value="1" calcext:value-type="float">
            <text:p>1</text:p>
          </table:table-cell>
          <table:table-cell table:formula="of:=SUMPRODUCT(([.$J$4:.$M$7]=[.$O6])*ROW([.$J$4:.$M$7]))-ROW([.$J$4:.$M$7])" office:value-type="float" office:value="3" calcext:value-type="float">
            <text:p>3</text:p>
          </table:table-cell>
          <table:table-cell table:style-name="ce11"/>
          <table:table-cell table:style-name="ce12" table:formula="of:=0.5+[.P6]*1" office:value-type="float" office:value="1.5" calcext:value-type="float">
            <text:p>1.5</text:p>
          </table:table-cell>
          <table:table-cell table:style-name="ce12" table:formula="of:=0.5+(3-[.Q6])*1" office:value-type="float" office:value="0.5" calcext:value-type="float">
            <text:p>0.5</text:p>
          </table:table-cell>
          <table:table-cell table:number-columns-repeated="4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formula="of:=COM.MICROSOFT.CONCAT([.B7:.E7])" office:value-type="string" office:string-value="0101" calcext:value-type="string">
            <text:p>0101</text:p>
          </table:table-cell>
          <table:table-cell/>
          <table:table-cell table:style-name="ce8" office:value-type="string" calcext:value-type="string">
            <text:p>00</text:p>
          </table:table-cell>
          <table:table-cell table:style-name="ce3" table:formula="of:=INDEX([.$A$1:.$A$1048576]; MATCH(COM.MICROSOFT.CONCAT([.J$3];[.$I7]);[.$G$1:.$G$1048576];0))" office:value-type="float" office:value="0" calcext:value-type="float">
            <text:p>0</text:p>
          </table:table-cell>
          <table:table-cell table:style-name="ce3" table:formula="of:=INDEX([.$A$1:.$A$1048576]; MATCH(COM.MICROSOFT.CONCAT([.K$3];[.$I7]);[.$G$1:.$G$1048576];0))" office:value-type="float" office:value="4" calcext:value-type="float">
            <text:p>4</text:p>
          </table:table-cell>
          <table:table-cell table:style-name="ce3" table:formula="of:=INDEX([.$A$1:.$A$1048576]; MATCH(COM.MICROSOFT.CONCAT([.L$3];[.$I7]);[.$G$1:.$G$1048576];0))" office:value-type="float" office:value="12" calcext:value-type="float">
            <text:p>12</text:p>
          </table:table-cell>
          <table:table-cell table:style-name="ce3" table:formula="of:=INDEX([.$A$1:.$A$1048576]; MATCH(COM.MICROSOFT.CONCAT([.M$3];[.$I7]);[.$G$1:.$G$1048576];0))" office:value-type="float" office:value="8" calcext:value-type="float">
            <text:p>8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formula="of:=SUMPRODUCT(([.$J$4:.$M$7]=[.$O7])*COLUMN([.$J$4:.$M$7]))-COLUMN([.$J$4:.$M$7])" office:value-type="float" office:value="1" calcext:value-type="float">
            <text:p>1</text:p>
          </table:table-cell>
          <table:table-cell table:formula="of:=SUMPRODUCT(([.$J$4:.$M$7]=[.$O7])*ROW([.$J$4:.$M$7]))-ROW([.$J$4:.$M$7])" office:value-type="float" office:value="2" calcext:value-type="float">
            <text:p>2</text:p>
          </table:table-cell>
          <table:table-cell table:style-name="ce11"/>
          <table:table-cell table:style-name="ce12" table:formula="of:=0.5+[.P7]*1" office:value-type="float" office:value="1.5" calcext:value-type="float">
            <text:p>1.5</text:p>
          </table:table-cell>
          <table:table-cell table:style-name="ce12" table:formula="of:=0.5+(3-[.Q7])*1" office:value-type="float" office:value="1.5" calcext:value-type="float">
            <text:p>1.5</text:p>
          </table:table-cell>
          <table:table-cell table:number-columns-repeated="4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COM.MICROSOFT.CONCAT([.B8:.E8])" office:value-type="string" office:string-value="0110" calcext:value-type="string">
            <text:p>0110</text:p>
          </table:table-cell>
          <table:table-cell/>
          <table:table-cell table:style-name="ce9" office:value-type="string" calcext:value-type="string">
            <text:p>*</text:p>
          </table:table-cell>
          <table:table-cell table:number-columns-repeated="5"/>
          <table:table-cell table:style-name="ce14" office:value-type="float" office:value="6" calcext:value-type="float">
            <text:p>6</text:p>
          </table:table-cell>
          <table:table-cell table:formula="of:=SUMPRODUCT(([.$J$4:.$M$7]=[.$O8])*COLUMN([.$J$4:.$M$7]))-COLUMN([.$J$4:.$M$7])" office:value-type="float" office:value="1" calcext:value-type="float">
            <text:p>1</text:p>
          </table:table-cell>
          <table:table-cell table:formula="of:=SUMPRODUCT(([.$J$4:.$M$7]=[.$O8])*ROW([.$J$4:.$M$7]))-ROW([.$J$4:.$M$7])" office:value-type="float" office:value="0" calcext:value-type="float">
            <text:p>0</text:p>
          </table:table-cell>
          <table:table-cell table:style-name="ce11"/>
          <table:table-cell table:style-name="ce12" table:formula="of:=0.5+[.P8]*1" office:value-type="float" office:value="1.5" calcext:value-type="float">
            <text:p>1.5</text:p>
          </table:table-cell>
          <table:table-cell table:style-name="ce12" table:formula="of:=0.5+(3-[.Q8])*1" office:value-type="float" office:value="3.5" calcext:value-type="float">
            <text:p>3.5</text:p>
          </table:table-cell>
          <table:table-cell table:number-columns-repeated="4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formula="of:=COM.MICROSOFT.CONCAT([.B9:.E9])" office:value-type="string" office:string-value="0111" calcext:value-type="string">
            <text:p>0111</text:p>
          </table:table-cell>
          <table:table-cell table:number-columns-repeated="2"/>
          <table:table-cell office:value-type="string" calcext:value-type="string">
            <text:p>x1x2</text:p>
          </table:table-cell>
          <table:table-cell table:number-columns-repeated="4"/>
          <table:table-cell table:style-name="ce14" office:value-type="float" office:value="7" calcext:value-type="float">
            <text:p>7</text:p>
          </table:table-cell>
          <table:table-cell table:formula="of:=SUMPRODUCT(([.$J$4:.$M$7]=[.$O9])*COLUMN([.$J$4:.$M$7]))-COLUMN([.$J$4:.$M$7])" office:value-type="float" office:value="1" calcext:value-type="float">
            <text:p>1</text:p>
          </table:table-cell>
          <table:table-cell table:formula="of:=SUMPRODUCT(([.$J$4:.$M$7]=[.$O9])*ROW([.$J$4:.$M$7]))-ROW([.$J$4:.$M$7])" office:value-type="float" office:value="1" calcext:value-type="float">
            <text:p>1</text:p>
          </table:table-cell>
          <table:table-cell table:style-name="ce11"/>
          <table:table-cell table:style-name="ce12" table:formula="of:=0.5+[.P9]*1" office:value-type="float" office:value="1.5" calcext:value-type="float">
            <text:p>1.5</text:p>
          </table:table-cell>
          <table:table-cell table:style-name="ce12" table:formula="of:=0.5+(3-[.Q9])*1" office:value-type="float" office:value="2.5" calcext:value-type="float">
            <text:p>2.5</text:p>
          </table:table-cell>
          <table:table-cell table:number-columns-repeated="4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COM.MICROSOFT.CONCAT([.B10:.E10])" office:value-type="string" office:string-value="1000" calcext:value-type="string">
            <text:p>1000</text:p>
          </table:table-cell>
          <table:table-cell table:style-name="ce6" office:value-type="string" calcext:value-type="string">
            <text:p>x3x4</text:p>
          </table:table-cell>
          <table:table-cell table:style-name="ce7"/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0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formula="of:=SUMPRODUCT(([.$J$4:.$M$7]=[.$O10])*COLUMN([.$J$4:.$M$7]))-COLUMN([.$J$4:.$M$7])" office:value-type="float" office:value="3" calcext:value-type="float">
            <text:p>3</text:p>
          </table:table-cell>
          <table:table-cell table:formula="of:=SUMPRODUCT(([.$J$4:.$M$7]=[.$O10])*ROW([.$J$4:.$M$7]))-ROW([.$J$4:.$M$7])" office:value-type="float" office:value="3" calcext:value-type="float">
            <text:p>3</text:p>
          </table:table-cell>
          <table:table-cell table:style-name="ce11"/>
          <table:table-cell table:style-name="ce12" table:formula="of:=0.5+[.P10]*1" office:value-type="float" office:value="3.5" calcext:value-type="float">
            <text:p>3.5</text:p>
          </table:table-cell>
          <table:table-cell table:style-name="ce12" table:formula="of:=0.5+(3-[.Q10])*1" office:value-type="float" office:value="0.5" calcext:value-type="float">
            <text:p>0.5</text:p>
          </table:table-cell>
          <table:table-cell table:number-columns-repeated="4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formula="of:=COM.MICROSOFT.CONCAT([.B11:.E11])" office:value-type="string" office:string-value="1001" calcext:value-type="string">
            <text:p>1001</text:p>
          </table:table-cell>
          <table:table-cell/>
          <table:table-cell table:style-name="ce8" office:value-type="string" calcext:value-type="string">
            <text:p>10</text:p>
          </table:table-cell>
          <table:table-cell table:style-name="ce3" table:formula="of:=INDEX([.$F$1:.$F$1048576]; MATCH(COM.MICROSOFT.CONCAT([.J$3];[.$I11]);[.$G$1:.$G$1048576];0))" office:value-type="float" office:value="0" calcext:value-type="float">
            <text:p>0</text:p>
          </table:table-cell>
          <table:table-cell table:style-name="ce3" table:formula="of:=INDEX([.$F$1:.$F$1048576]; MATCH(COM.MICROSOFT.CONCAT([.K$3];[.$I11]);[.$G$1:.$G$1048576];0))" office:value-type="float" office:value="0" calcext:value-type="float">
            <text:p>0</text:p>
          </table:table-cell>
          <table:table-cell table:style-name="ce3" table:formula="of:=INDEX([.$F$1:.$F$1048576]; MATCH(COM.MICROSOFT.CONCAT([.L$3];[.$I11]);[.$G$1:.$G$1048576];0))" office:value-type="string" office:string-value="D" calcext:value-type="string">
            <text:p>D</text:p>
          </table:table-cell>
          <table:table-cell table:style-name="ce3" table:formula="of:=INDEX([.$F$1:.$F$1048576]; MATCH(COM.MICROSOFT.CONCAT([.M$3];[.$I11]);[.$G$1:.$G$1048576];0))" office:value-type="string" office:string-value="D" calcext:value-type="string">
            <text:p>D</text:p>
          </table:table-cell>
          <table:table-cell/>
          <table:table-cell table:style-name="ce14" office:value-type="float" office:value="9" calcext:value-type="float">
            <text:p>9</text:p>
          </table:table-cell>
          <table:table-cell table:formula="of:=SUMPRODUCT(([.$J$4:.$M$7]=[.$O11])*COLUMN([.$J$4:.$M$7]))-COLUMN([.$J$4:.$M$7])" office:value-type="float" office:value="3" calcext:value-type="float">
            <text:p>3</text:p>
          </table:table-cell>
          <table:table-cell table:formula="of:=SUMPRODUCT(([.$J$4:.$M$7]=[.$O11])*ROW([.$J$4:.$M$7]))-ROW([.$J$4:.$M$7])" office:value-type="float" office:value="2" calcext:value-type="float">
            <text:p>2</text:p>
          </table:table-cell>
          <table:table-cell table:style-name="ce11"/>
          <table:table-cell table:style-name="ce12" table:formula="of:=0.5+[.P11]*1" office:value-type="float" office:value="3.5" calcext:value-type="float">
            <text:p>3.5</text:p>
          </table:table-cell>
          <table:table-cell table:style-name="ce12" table:formula="of:=0.5+(3-[.Q11])*1" office:value-type="float" office:value="1.5" calcext:value-type="float">
            <text:p>1.5</text:p>
          </table:table-cell>
          <table:table-cell table:number-columns-repeated="4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D</text:p>
          </table:table-cell>
          <table:table-cell table:formula="of:=COM.MICROSOFT.CONCAT([.B12:.E12])" office:value-type="string" office:string-value="1010" calcext:value-type="string">
            <text:p>1010</text:p>
          </table:table-cell>
          <table:table-cell/>
          <table:table-cell table:style-name="ce8" office:value-type="string" calcext:value-type="string">
            <text:p>11</text:p>
          </table:table-cell>
          <table:table-cell table:style-name="ce3" table:formula="of:=INDEX([.$F$1:.$F$1048576]; MATCH(COM.MICROSOFT.CONCAT([.J$3];[.$I12]);[.$G$1:.$G$1048576];0))" office:value-type="float" office:value="1" calcext:value-type="float">
            <text:p>1</text:p>
          </table:table-cell>
          <table:table-cell table:style-name="ce3" table:formula="of:=INDEX([.$F$1:.$F$1048576]; MATCH(COM.MICROSOFT.CONCAT([.K$3];[.$I12]);[.$G$1:.$G$1048576];0))" office:value-type="float" office:value="0" calcext:value-type="float">
            <text:p>0</text:p>
          </table:table-cell>
          <table:table-cell table:style-name="ce3" table:formula="of:=INDEX([.$F$1:.$F$1048576]; MATCH(COM.MICROSOFT.CONCAT([.L$3];[.$I12]);[.$G$1:.$G$1048576];0))" office:value-type="string" office:string-value="D" calcext:value-type="string">
            <text:p>D</text:p>
          </table:table-cell>
          <table:table-cell table:style-name="ce3" table:formula="of:=INDEX([.$F$1:.$F$1048576]; MATCH(COM.MICROSOFT.CONCAT([.M$3];[.$I12]);[.$G$1:.$G$1048576];0))" office:value-type="string" office:string-value="D" calcext:value-type="string">
            <text:p>D</text:p>
          </table:table-cell>
          <table:table-cell/>
          <table:table-cell table:style-name="ce14" office:value-type="float" office:value="10" calcext:value-type="float">
            <text:p>10</text:p>
          </table:table-cell>
          <table:table-cell table:formula="of:=SUMPRODUCT(([.$J$4:.$M$7]=[.$O12])*COLUMN([.$J$4:.$M$7]))-COLUMN([.$J$4:.$M$7])" office:value-type="float" office:value="3" calcext:value-type="float">
            <text:p>3</text:p>
          </table:table-cell>
          <table:table-cell table:formula="of:=SUMPRODUCT(([.$J$4:.$M$7]=[.$O12])*ROW([.$J$4:.$M$7]))-ROW([.$J$4:.$M$7])" office:value-type="float" office:value="0" calcext:value-type="float">
            <text:p>0</text:p>
          </table:table-cell>
          <table:table-cell table:style-name="ce11"/>
          <table:table-cell table:style-name="ce12" table:formula="of:=0.5+[.P12]*1" office:value-type="float" office:value="3.5" calcext:value-type="float">
            <text:p>3.5</text:p>
          </table:table-cell>
          <table:table-cell table:style-name="ce12" table:formula="of:=0.5+(3-[.Q12])*1" office:value-type="float" office:value="3.5" calcext:value-type="float">
            <text:p>3.5</text:p>
          </table:table-cell>
          <table:table-cell table:number-columns-repeated="4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D</text:p>
          </table:table-cell>
          <table:table-cell table:formula="of:=COM.MICROSOFT.CONCAT([.B13:.E13])" office:value-type="string" office:string-value="1011" calcext:value-type="string">
            <text:p>1011</text:p>
          </table:table-cell>
          <table:table-cell/>
          <table:table-cell table:style-name="ce8" office:value-type="string" calcext:value-type="string">
            <text:p>01</text:p>
          </table:table-cell>
          <table:table-cell table:style-name="ce3" table:formula="of:=INDEX([.$F$1:.$F$1048576]; MATCH(COM.MICROSOFT.CONCAT([.J$3];[.$I13]);[.$G$1:.$G$1048576];0))" office:value-type="float" office:value="1" calcext:value-type="float">
            <text:p>1</text:p>
          </table:table-cell>
          <table:table-cell table:style-name="ce3" table:formula="of:=INDEX([.$F$1:.$F$1048576]; MATCH(COM.MICROSOFT.CONCAT([.K$3];[.$I13]);[.$G$1:.$G$1048576];0))" office:value-type="float" office:value="0" calcext:value-type="float">
            <text:p>0</text:p>
          </table:table-cell>
          <table:table-cell table:style-name="ce3" table:formula="of:=INDEX([.$F$1:.$F$1048576]; MATCH(COM.MICROSOFT.CONCAT([.L$3];[.$I13]);[.$G$1:.$G$1048576];0))" office:value-type="string" office:string-value="D" calcext:value-type="string">
            <text:p>D</text:p>
          </table:table-cell>
          <table:table-cell table:style-name="ce3" table:formula="of:=INDEX([.$F$1:.$F$1048576]; MATCH(COM.MICROSOFT.CONCAT([.M$3];[.$I13]);[.$G$1:.$G$1048576];0))" office:value-type="float" office:value="0" calcext:value-type="float">
            <text:p>0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formula="of:=SUMPRODUCT(([.$J$4:.$M$7]=[.$O13])*COLUMN([.$J$4:.$M$7]))-COLUMN([.$J$4:.$M$7])" office:value-type="float" office:value="3" calcext:value-type="float">
            <text:p>3</text:p>
          </table:table-cell>
          <table:table-cell table:formula="of:=SUMPRODUCT(([.$J$4:.$M$7]=[.$O13])*ROW([.$J$4:.$M$7]))-ROW([.$J$4:.$M$7])" office:value-type="float" office:value="1" calcext:value-type="float">
            <text:p>1</text:p>
          </table:table-cell>
          <table:table-cell table:style-name="ce11"/>
          <table:table-cell table:style-name="ce12" table:formula="of:=0.5+[.P13]*1" office:value-type="float" office:value="3.5" calcext:value-type="float">
            <text:p>3.5</text:p>
          </table:table-cell>
          <table:table-cell table:style-name="ce12" table:formula="of:=0.5+(3-[.Q13])*1" office:value-type="float" office:value="2.5" calcext:value-type="float">
            <text:p>2.5</text:p>
          </table:table-cell>
          <table:table-cell table:number-columns-repeated="4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D</text:p>
          </table:table-cell>
          <table:table-cell table:formula="of:=COM.MICROSOFT.CONCAT([.B14:.E14])" office:value-type="string" office:string-value="1100" calcext:value-type="string">
            <text:p>1100</text:p>
          </table:table-cell>
          <table:table-cell/>
          <table:table-cell table:style-name="ce8" office:value-type="string" calcext:value-type="string">
            <text:p>00</text:p>
          </table:table-cell>
          <table:table-cell table:style-name="ce3" table:formula="of:=INDEX([.$F$1:.$F$1048576]; MATCH(COM.MICROSOFT.CONCAT([.J$3];[.$I14]);[.$G$1:.$G$1048576];0))" office:value-type="float" office:value="1" calcext:value-type="float">
            <text:p>1</text:p>
          </table:table-cell>
          <table:table-cell table:style-name="ce3" table:formula="of:=INDEX([.$F$1:.$F$1048576]; MATCH(COM.MICROSOFT.CONCAT([.K$3];[.$I14]);[.$G$1:.$G$1048576];0))" office:value-type="float" office:value="1" calcext:value-type="float">
            <text:p>1</text:p>
          </table:table-cell>
          <table:table-cell table:style-name="ce3" table:formula="of:=INDEX([.$F$1:.$F$1048576]; MATCH(COM.MICROSOFT.CONCAT([.L$3];[.$I14]);[.$G$1:.$G$1048576];0))" office:value-type="string" office:string-value="D" calcext:value-type="string">
            <text:p>D</text:p>
          </table:table-cell>
          <table:table-cell table:style-name="ce3" table:formula="of:=INDEX([.$F$1:.$F$1048576]; MATCH(COM.MICROSOFT.CONCAT([.M$3];[.$I14]);[.$G$1:.$G$1048576];0))" office:value-type="float" office:value="0" calcext:value-type="float">
            <text:p>0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table:formula="of:=SUMPRODUCT(([.$J$4:.$M$7]=[.$O14])*COLUMN([.$J$4:.$M$7]))-COLUMN([.$J$4:.$M$7])" office:value-type="float" office:value="2" calcext:value-type="float">
            <text:p>2</text:p>
          </table:table-cell>
          <table:table-cell table:formula="of:=SUMPRODUCT(([.$J$4:.$M$7]=[.$O14])*ROW([.$J$4:.$M$7]))-ROW([.$J$4:.$M$7])" office:value-type="float" office:value="3" calcext:value-type="float">
            <text:p>3</text:p>
          </table:table-cell>
          <table:table-cell table:style-name="ce11"/>
          <table:table-cell table:style-name="ce12" table:formula="of:=0.5+[.P14]*1" office:value-type="float" office:value="2.5" calcext:value-type="float">
            <text:p>2.5</text:p>
          </table:table-cell>
          <table:table-cell table:style-name="ce12" table:formula="of:=0.5+(3-[.Q14])*1" office:value-type="float" office:value="0.5" calcext:value-type="float">
            <text:p>0.5</text:p>
          </table:table-cell>
          <table:table-cell table:number-columns-repeated="4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</text:p>
          </table:table-cell>
          <table:table-cell table:formula="of:=COM.MICROSOFT.CONCAT([.B15:.E15])" office:value-type="string" office:string-value="1101" calcext:value-type="string">
            <text:p>1101</text:p>
          </table:table-cell>
          <table:table-cell table:number-columns-repeated="7"/>
          <table:table-cell table:style-name="ce14" office:value-type="float" office:value="13" calcext:value-type="float">
            <text:p>13</text:p>
          </table:table-cell>
          <table:table-cell table:formula="of:=SUMPRODUCT(([.$J$4:.$M$7]=[.$O15])*COLUMN([.$J$4:.$M$7]))-COLUMN([.$J$4:.$M$7])" office:value-type="float" office:value="2" calcext:value-type="float">
            <text:p>2</text:p>
          </table:table-cell>
          <table:table-cell table:formula="of:=SUMPRODUCT(([.$J$4:.$M$7]=[.$O15])*ROW([.$J$4:.$M$7]))-ROW([.$J$4:.$M$7])" office:value-type="float" office:value="2" calcext:value-type="float">
            <text:p>2</text:p>
          </table:table-cell>
          <table:table-cell table:style-name="ce11"/>
          <table:table-cell table:style-name="ce12" table:formula="of:=0.5+[.P15]*1" office:value-type="float" office:value="2.5" calcext:value-type="float">
            <text:p>2.5</text:p>
          </table:table-cell>
          <table:table-cell table:style-name="ce12" table:formula="of:=0.5+(3-[.Q15])*1" office:value-type="float" office:value="1.5" calcext:value-type="float">
            <text:p>1.5</text:p>
          </table:table-cell>
          <table:table-cell table:number-columns-repeated="4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D</text:p>
          </table:table-cell>
          <table:table-cell table:formula="of:=COM.MICROSOFT.CONCAT([.B16:.E16])" office:value-type="string" office:string-value="1110" calcext:value-type="string">
            <text:p>1110</text:p>
          </table:table-cell>
          <table:table-cell table:number-columns-repeated="7"/>
          <table:table-cell table:style-name="ce14" office:value-type="float" office:value="14" calcext:value-type="float">
            <text:p>14</text:p>
          </table:table-cell>
          <table:table-cell table:formula="of:=SUMPRODUCT(([.$J$4:.$M$7]=[.$O16])*COLUMN([.$J$4:.$M$7]))-COLUMN([.$J$4:.$M$7])" office:value-type="float" office:value="2" calcext:value-type="float">
            <text:p>2</text:p>
          </table:table-cell>
          <table:table-cell table:formula="of:=SUMPRODUCT(([.$J$4:.$M$7]=[.$O16])*ROW([.$J$4:.$M$7]))-ROW([.$J$4:.$M$7])" office:value-type="float" office:value="0" calcext:value-type="float">
            <text:p>0</text:p>
          </table:table-cell>
          <table:table-cell table:style-name="ce11"/>
          <table:table-cell table:style-name="ce12" table:formula="of:=0.5+[.P16]*1" office:value-type="float" office:value="2.5" calcext:value-type="float">
            <text:p>2.5</text:p>
          </table:table-cell>
          <table:table-cell table:style-name="ce12" table:formula="of:=0.5+(3-[.Q16])*1" office:value-type="float" office:value="3.5" calcext:value-type="float">
            <text:p>3.5</text:p>
          </table:table-cell>
          <table:table-cell table:number-columns-repeated="4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office:value-type="string" calcext:value-type="string">
            <text:p>D</text:p>
          </table:table-cell>
          <table:table-cell table:formula="of:=COM.MICROSOFT.CONCAT([.B17:.E17])" office:value-type="string" office:string-value="1111" calcext:value-type="string">
            <text:p>1111</text:p>
          </table:table-cell>
          <table:table-cell table:number-columns-repeated="7"/>
          <table:table-cell table:style-name="ce14" office:value-type="float" office:value="15" calcext:value-type="float">
            <text:p>15</text:p>
          </table:table-cell>
          <table:table-cell table:formula="of:=SUMPRODUCT(([.$J$4:.$M$7]=[.$O17])*COLUMN([.$J$4:.$M$7]))-COLUMN([.$J$4:.$M$7])" office:value-type="float" office:value="2" calcext:value-type="float">
            <text:p>2</text:p>
          </table:table-cell>
          <table:table-cell table:formula="of:=SUMPRODUCT(([.$J$4:.$M$7]=[.$O17])*ROW([.$J$4:.$M$7]))-ROW([.$J$4:.$M$7])" office:value-type="float" office:value="1" calcext:value-type="float">
            <text:p>1</text:p>
          </table:table-cell>
          <table:table-cell table:style-name="ce11"/>
          <table:table-cell table:style-name="ce12" table:formula="of:=0.5+[.P17]*1" office:value-type="float" office:value="2.5" calcext:value-type="float">
            <text:p>2.5</text:p>
          </table:table-cell>
          <table:table-cell table:style-name="ce12" table:formula="of:=0.5+(3-[.Q17])*1" office:value-type="float" office:value="2.5" calcext:value-type="float">
            <text:p>2.5</text:p>
          </table:table-cell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 table:number-rows-repeated="17">
          <table:table-cell table:number-columns-repeated="15"/>
          <table:table-cell table:style-name="Default"/>
          <table:table-cell table:number-columns-repeated="48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ferences" table:style-name="ta1">
        <table:table-column table:style-name="co3" table:default-cell-style-name="Default"/>
        <table:table-row table:style-name="ro1">
          <table:table-cell office:value-type="string" calcext:value-type="string">
            <text:p>https://exceljet.net/formula/get-location-of-value-in-2d-arr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00-00-00</text:date>, <text:time style:data-style-name="N2" text:time-value="23:52:04.711135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20:26:33.371435373</meta:creation-date>
    <dc:title>Noto Sans</dc:title>
    <meta:editing-duration>PT2H24M47S</meta:editing-duration>
    <meta:editing-cycles>19</meta:editing-cycles>
    <meta:generator>LibreOffice/6.4.4.2$Linux_X86_64 LibreOffice_project/40$Build-2</meta:generator>
    <meta:initial-creator>Yudong Sun</meta:initial-creator>
    <dc:date>2020-05-31T01:12:31.595795402</dc:date>
    <dc:creator>Yudong Sun</dc:creator>
    <meta:document-statistic meta:table-count="3" meta:cell-count="312" meta:object-count="0"/>
    <meta:template xlink:type="simple" xlink:actuate="onRequest" xlink:title="Noto Sans" xlink:href="../../../../../../../../../../../../../../../home/sunyudong/Templates/Noto%20Sans1.ots" meta:date="2020-05-30T20:26:32.160808420"/>
  </office:meta>
</office:document-meta>
</file>